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cccccc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cccccc" draw:fill-image-width="0cm" draw:fill-image-height="0cm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style:font-name="CMU Seri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7cm" svg:height="3.118cm" svg:x="0.053cm" svg:y="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7cm" svg:height="0.7cm" svg:x="2.035cm" svg:y="2.151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cm" svg:height="0.7cm" svg:x="0.424cm" svg:y="3.77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7cm" svg:height="0.7cm" svg:x="3.624cm" svg:y="3.77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7cm" svg:height="0.7cm" svg:x="2.035cm" svg:y="0.07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385cm" svg:y1="0.77cm" svg:x2="2.385cm" svg:y2="2.151cm" draw:start-shape="id1" draw:start-glue-point="8" draw:end-shape="id2" draw:end-glue-point="4" svg:d="M2385 770v1381" svg:viewBox="0 0 1 1382">
          <text:p/>
        </draw:connector>
        <draw:connector draw:style-name="gr4" draw:text-style-name="P1" draw:layer="layout" draw:type="line" svg:x1="2.137cm" svg:y1="2.749cm" svg:x2="1.022cm" svg:y2="3.872cm" draw:start-shape="id2" draw:start-glue-point="7" draw:end-shape="id3" draw:end-glue-point="11" svg:d="M2137 2749l-1115 1123" svg:viewBox="0 0 1116 1124">
          <text:p/>
        </draw:connector>
        <draw:connector draw:style-name="gr4" draw:text-style-name="P1" draw:layer="layout" draw:type="line" svg:x1="2.633cm" svg:y1="2.749cm" svg:x2="3.726cm" svg:y2="3.872cm" draw:start-shape="id2" draw:start-glue-point="9" draw:end-shape="id4" draw:end-glue-point="5" svg:d="M2633 2749l1093 1123" svg:viewBox="0 0 1094 1124">
          <text:p/>
        </draw:connector>
        <draw:connector draw:style-name="gr4" draw:text-style-name="P1" draw:layer="layout" draw:type="line" svg:x1="2.137cm" svg:y1="0.668cm" svg:x2="0.774cm" svg:y2="3.77cm" draw:start-shape="id1" draw:start-glue-point="7" draw:end-shape="id3" draw:end-glue-point="4" svg:d="M2137 668l-1363 3102" svg:viewBox="0 0 1364 3103">
          <text:p/>
        </draw:connector>
        <draw:connector draw:style-name="gr4" draw:text-style-name="P1" draw:layer="layout" draw:type="line" svg:x1="2.633cm" svg:y1="0.668cm" svg:x2="3.974cm" svg:y2="3.77cm" draw:start-shape="id1" draw:start-glue-point="9" draw:end-shape="id4" draw:end-glue-point="4" svg:d="M2633 668l1341 3102" svg:viewBox="0 0 1342 3103">
          <text:p/>
        </draw:connector>
        <draw:connector draw:style-name="gr4" draw:text-style-name="P1" draw:layer="layout" draw:type="line" svg:x1="1.124cm" svg:y1="4.12cm" svg:x2="3.624cm" svg:y2="4.12cm" draw:start-shape="id3" draw:start-glue-point="10" draw:end-shape="id4" draw:end-glue-point="6" svg:d="M1124 4120h2500" svg:viewBox="0 0 2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 Light" svg:font-family="'DejaVu Sans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1T12:48:08</meta:creation-date>
    <dc:date>2014-11-21T15:29:23.991991827</dc:date>
    <meta:editing-duration>PT12M50S</meta:editing-duration>
    <meta:editing-cycles>3</meta:editing-cycles>
    <meta:generator>LibreOffice/4.3.4.1$Linux_X86_64 LibreOffice_project/bc356b2f991740509f321d70e4512a6a54c5f243</meta:generator>
    <meta:document-statistic meta:object-count="11"/>
  </office:meta>
</office:document-meta>
</file>